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1" svg:font-family="Sans" style:font-family-generic="swiss"/>
    <style:font-face style:name="Anonymous Pro1" svg:font-family="'Anonymous Pro'" style:font-pitch="fixed"/>
    <style:font-face style:name="Inconsolata" svg:font-family="Inconsolata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60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57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25.0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17cm" fo:min-width="25.8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86cm" fo:min-width="23.1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3.958cm"/>
    </style:style>
    <style:style style:name="gr11" style:family="graphic" style:parent-style-name="standard">
      <style:graphic-properties draw:fill="solid" draw:fill-color="#000000" draw:textarea-horizontal-align="center" draw:textarea-vertical-align="middl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5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12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14" style:family="paragraph">
      <style:paragraph-properties fo:margin-left="0cm" fo:margin-right="0cm" fo:text-align="center" fo:text-indent="0cm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P16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P18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2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3" style:family="text">
      <style:text-properties fo:color="#000000" style:font-name="Bitter" fo:font-size="16pt" style:font-size-asian="16pt" style:font-size-complex="16pt"/>
    </style:style>
    <style:style style:name="T4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5" style:family="text">
      <style:text-properties fo:color="#ffffff" style:font-name="Bitstream Charter" fo:font-size="18pt"/>
    </style:style>
    <style:style style:name="T6" style:family="text"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T7" style:family="text">
      <style:text-properties fo:color="#000000" style:font-name="Inconsolata" fo:font-size="66pt" fo:text-shadow="none" fo:font-weight="bold" style:font-size-asian="66pt" style:font-weight-asian="bold" style:font-size-complex="66pt" style:font-weight-complex="bold"/>
    </style:style>
    <style:style style:name="T8" style:family="text">
      <style:text-properties fo:color="#000000" style:font-name="Inconsolata" fo:font-size="66pt" fo:text-shadow="none" fo:font-weight="normal" style:font-size-asian="66pt" style:font-weight-asian="normal" style:font-size-complex="66pt" style:font-weight-complex="normal"/>
    </style:style>
    <style:style style:name="T9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10" style:family="text">
      <style:text-properties fo:color="#000000" style:font-name="Bitter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3.277cm" svg:height="7.033cm" svg:x="2.762cm" svg:y="2.035cm">
          <draw:text-box>
            <text:p text:style-name="P1"><text:span text:style-name="T1"><text:s text:c="9"/></text:span><text:span text:style-name="T2">50,000 files</text:span></text:p>
            <text:p text:style-name="P1"><text:span text:style-name="T2">20,300,000 lines</text:span></text:p>
          </draw:text-box>
        </draw:frame>
        <draw:frame draw:style-name="gr2" draw:text-style-name="P4" draw:layer="layout" svg:width="6.077cm" svg:height="0.924cm" svg:x="20.025cm" svg:y="19.685cm">
          <draw:text-box>
            <text:p text:style-name="P3"><text:span text:style-name="T3">Kernel release 4.2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" presentation:class="page"/>
          <draw:frame presentation:style-name="pr1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7" draw:layer="layout" svg:width="25.559cm" svg:height="15.491cm" svg:x="1.089cm" svg:y="0.754cm">
          <draw:text-box>
            <text:p text:style-name="P6"><text:span text:style-name="T4">8,600 lines added</text:span></text:p>
            <text:p text:style-name="P6"><text:span text:style-name="T4">4,700 lines removed</text:span></text:p>
            <text:p text:style-name="P6"><text:span text:style-name="T4">1,800 lines modified</text:span></text:p>
            <text:p text:style-name="P6"><text:span text:style-name="T4"/></text:p>
            <text:p text:style-name="P6"><text:span text:style-name="T4">Every day</text:span></text:p>
          </draw:text-box>
        </draw:frame>
        <draw:frame draw:style-name="gr5" draw:text-style-name="P4" draw:layer="layout" svg:width="8.918cm" svg:height="1.597cm" svg:x="17.65cm" svg:y="19.013cm">
          <draw:text-box>
            <text:p text:style-name="P3"><text:span text:style-name="T3">Kernel releases 3.17.0 – 4.2.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1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9" draw:layer="layout" svg:width="25.834cm" svg:height="3.299cm" svg:x="1.083cm" svg:y="1.27cm">
          <draw:text-box>
            <text:p text:style-name="P3"><text:span text:style-name="T4">7.6 changes per hou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1" draw:text-style-name="P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10" draw:layer="layout" svg:width="26.342cm" svg:height="7.767cm" svg:x="0.829cm" svg:y="1.27cm">
          <draw:text-box>
            <text:p text:style-name="P1"><text:span text:style-name="T4">~200 new developers</text:span></text:p>
            <text:p text:style-name="P1"><text:span text:style-name="T4">each release</text:span></text:p>
          </draw:text-box>
        </draw:frame>
        <draw:frame draw:style-name="gr8" draw:text-style-name="P11" draw:layer="layout" svg:width="6.801cm" svg:height="0.988cm" svg:x="21.985cm" svg:y="19.622cm">
          <draw:text-box>
            <text:p text:style-name="P3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1" draw:text-style-name="P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0" draw:layer="layout" svg:width="23.671cm" svg:height="5.036cm" svg:x="2.165cm" svg:y="1.27cm">
          <draw:text-box>
            <text:p text:style-name="P1"><text:span text:style-name="T4">Be nice to newbies!</text:span></text:p>
          </draw:text-box>
        </draw:frame>
        <draw:frame draw:style-name="gr8" draw:text-style-name="P11" draw:layer="layout" svg:width="6.801cm" svg:height="0.988cm" svg:x="21.985cm" svg:y="19.622cm">
          <draw:text-box>
            <text:p text:style-name="P3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1" draw:text-style-name="P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10" draw:layer="layout" svg:width="23.671cm" svg:height="12.443cm" svg:x="2.165cm" svg:y="1.27cm">
          <draw:text-box>
            <text:p text:style-name="P1"><text:span text:style-name="T4">Be nice to newbies!</text:span></text:p>
            <text:p text:style-name="P1"><text:span text:style-name="T4"/></text:p>
            <text:p text:style-name="P1"><text:span text:style-name="T4">Your future </text:span></text:p>
            <text:p text:style-name="P1"><text:span text:style-name="T4">depends on them</text:span></text:p>
          </draw:text-box>
        </draw:frame>
        <draw:frame draw:style-name="gr8" draw:text-style-name="P11" draw:layer="layout" svg:width="6.801cm" svg:height="0.988cm" svg:x="21.985cm" svg:y="19.622cm">
          <draw:text-box>
            <text:p text:style-name="P3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1" draw:text-style-name="P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10" draw:layer="layout" svg:width="26.114cm" svg:height="12.645cm" svg:x="0.943cm" svg:y="1.107cm">
          <draw:text-box>
            <text:p text:style-name="P1"><text:span text:style-name="T6">kernelnewbies.org</text:span></text:p>
            <text:p text:style-name="P1"><text:span text:style-name="T7"/></text:p>
            <text:p text:style-name="P1"><text:span text:style-name="T8">drivers/staging/*/TODO</text:span></text:p>
            <text:p text:style-name="P1"><text:span text:style-name="T7"/></text:p>
            <text:p text:style-name="P12"><text:span text:style-name="T9">eudyptula-challenge.org/</text:span></text:p>
          </draw:text-box>
        </draw:frame>
        <draw:frame draw:style-name="gr8" draw:text-style-name="P11" draw:layer="layout" svg:width="6.801cm" svg:height="0.988cm" svg:x="21.985cm" svg:y="19.622cm">
          <draw:text-box>
            <text:p text:style-name="P3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1" draw:text-style-name="P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0" draw:text-style-name="P13" draw:layer="layout" svg:width="25.326cm" svg:height="7.033cm" svg:x="1.337cm" svg:y="0.77cm">
          <draw:text-box>
            <text:p text:style-name="P1"><text:span text:style-name="T2">Support </text:span></text:p>
            <text:p text:style-name="P3"><text:span text:style-name="T2">Outreachy &amp; GSoC</text:span></text:p>
          </draw:text-box>
        </draw:frame>
        <draw:frame draw:style-name="gr8" draw:text-style-name="P11" draw:layer="layout" svg:width="6.801cm" svg:height="0.988cm" svg:x="21.985cm" svg:y="19.622cm">
          <draw:text-box>
            <text:p text:style-name="P3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1" draw:text-style-name="P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15" draw:layer="layout" svg:width="24.458cm" svg:height="3.642cm" svg:x="1.771cm" svg:y="0.77cm">
          <draw:text-box>
            <text:p text:style-name="P14"><text:span text:style-name="T10">“</text:span><text:span text:style-name="T10">intermediate” tasks</text:span></text:p>
          </draw:text-box>
        </draw:frame>
        <draw:frame draw:style-name="gr8" draw:text-style-name="P11" draw:layer="layout" svg:width="6.801cm" svg:height="0.988cm" svg:x="21.985cm" svg:y="19.622cm">
          <draw:text-box>
            <text:p text:style-name="P3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1" draw:text-style-name="P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17" draw:layer="layout" svg:width="25.703cm" svg:height="3.642cm" svg:x="1.149cm" svg:y="0.77cm">
          <draw:text-box>
            <text:p text:style-name="P16"><text:span text:style-name="T10">Send me your TODO lists</text:span></text:p>
          </draw:text-box>
        </draw:frame>
        <draw:frame draw:style-name="gr8" draw:text-style-name="P11" draw:layer="layout" svg:width="6.801cm" svg:height="0.988cm" svg:x="21.985cm" svg:y="19.622cm">
          <draw:text-box>
            <text:p text:style-name="P3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1" draw:text-style-name="P5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1" draw:text-style-name="P18" draw:layer="layout" svg:width="28.635cm" svg:height="20.999cm" svg:x="-0.002cm" svg:y="-0.001cm">
          <text:p/>
        </draw:rect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1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1" svg:font-family="Sans" style:font-family-generic="swiss"/>
    <style:font-face style:name="Anonymous Pro1" svg:font-family="'Anonymous Pro'" style:font-pitch="fixed"/>
    <style:font-face style:name="Inconsolata" svg:font-family="Inconsolata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0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5-10-28T06:55:41.498914803</dc:date>
    <meta:keyword>Linux</meta:keyword>
    <meta:keyword>Kernel</meta:keyword>
    <meta:keyword>Developers</meta:keyword>
    <meta:keyword>rate of change</meta:keyword>
    <meta:editing-cycles>452</meta:editing-cycles>
    <meta:editing-duration>P7DT3H48M42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